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Gnumeric-default">
      <style:table-cell-properties fo:background-color="#ffffff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Розовая Бумажка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вижу по этому поводу в своей фаз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для меня это символ Оли во всех Расстановках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я могу выбрать другой символ если захочу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сто он перед глазами а она н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6" office:value-type="string" calcext:value-type="string">
            <text:p>это для меня надежда что меня будут траха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тут всё. Вспомни когда ты закадрил двух тёлок за афтернуун. И как это поменяло твой мир. Тут то же самое. Намеренье всё решило. И круги. И все твои ресёрчи и всё остальное. Можешь её выбрасывать. Это символ. Фотка. Максимум. Она (бумажка) тебя не удовлетворит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колдую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Что затрагивает эту задачу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Моя гипотеза, почему этот вопрос важе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б меня ебали люди которые мне неизвестн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я уже узнал что это решается ресёрчами пунктов (майндмапами и т.п.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зможностями короче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ты можешь сейчас сделать чтоб сделать себе хорошо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растянуться. В йоге. Навер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дея в том чтоб делать ресёрчи а потом отдаться в руки всем изменениям которые они мне даю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я б отдавался если б меня не бил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умаю это можно делать в закрытом помещении. Для начал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ля надо было в Хмельницком начать делать майндмапы. Толко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ука. Жаль не сделал. Вернусь в это. Тут всё. 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х надо делать и всё вернётся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9" office:value-type="string" calcext:value-type="string">
            <text:p>Примеры сегодняшних коэффициент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3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 2014м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7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 2020й год (долго не программировал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мапы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ижу умного чувака. Вижу тупую тёлку у которой все мысли о нё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ижу его одиночество кончилось. Для нег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ижу что он учился из-за одиночеств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перестал учиться потому что пропала причин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 учился потому что ему скуч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его направило. А мать била. Оля его залюбливала. А мать и условия били. Вот тебе он и прыгал туда сюда десять лет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ы и йога в закрытом помещении. Лучший вариан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ё через круг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тдохн1шь после этого пять мину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короче имеет такой же уровень секретности как дрочев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table:number-columns-repeated="128"/>
          <table:table-cell table:number-columns-repeated="896"/>
        </table:table-row>
        <table:table-row table:style-name="ro2">
          <table:table-cell table:style-name="ce12" office:value-type="string" calcext:value-type="string">
            <text:p>делал расстановки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и с тех пор я чувствюу энергии от этой бумажки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а не от Оли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.е. от всего что мне её символизирует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это решают ресёряи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но я не могу так просто взять и забить болт на тот факт что я верил в то чего нету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мир тебя решает на большие задачи короче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мотивирует тебя делать майндмапы. Тут всё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17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майндмапы являлис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еши майндмапы навер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инструмент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оё намеренье делать майндмапы когда я вижу то что мне символизирует Ол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люс тот факт что от той Оли которая была ничего не осталос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сам себе создаёшь Ол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гда майндмапиш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 только бабы которых легче туда направить (и более интересно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те которым много для этого надо переж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7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воим присутствием в радиусе двух метров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ои образы в голов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и намеренья из-за этог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роче мои намеренья делать майндмапы играют роль. А не бумажка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ыкинуть и прогнать майндмапы как тул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й перманентный вред нанесённый мне оно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ысли что за майндмапы идёт наказание. А это я разобрал. Ок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итьё что бы я не делал. Оно решилось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ои намеренья которые автоматизируются когда я его вижу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ичьи. Лежит на полу. Это мой образ. Только м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икому его не отда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икому не отдам то что мотивирует меня делать 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её розовость. Ванильность. Смотрите все. Я розова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ивлечение внимаания короч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решится когда начнёшь дальше делать свои ресёрч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 это повторение делает меня лучш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кзаал. Ммапы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дяпочка.. всё это только символы. Энергии идут за то что ты делал майндмапы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БЛАГОДАРНО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имеры благодарнос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(предме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существован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он(о) даё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кто мне что либо даё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мне приходи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ради ко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ради че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возможно ещё некоторые виды из вопросника самоанализ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+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аверно эта тряпочка делает его сильны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т это артефакт какой магический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нет чувак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ртефактом является намеренье майндмап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ммап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и чём начиная с сегодняшнего дн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ши их пожалуйста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, и каждая его часть - это 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тут ещё что-то клеил… двухсторонним скотче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8" office:value-type="string" calcext:value-type="string">
            <text:p>это ты. Белое это ты. Фиолетовое это энергии удовлетворений. А клей это 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есёрч колдовства это раскрыл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а ничо что тут два куска белых? И что они соединяют мен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ерез розово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да. В этом и суть. Майндмапить всё что вызывает у тебя панические атаки. И ты соеденишься через энергии. Ты это знаеш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блема в том что оно склеивает меня хаотично. Скомка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о крайней мере оно показывет какие вещи являются единым целым. А склеить их как надо это уже твоя забот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а что если они не склеиваются? т.е. если у них нету необходимых швов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ОГДА ПРОПУСТИ ИХ ШВЫ ЧЕРЕЗ ВОПРОСНИК!!!!!!!!!!!!!!!!!!!!!!!!!!!!!!!!!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инг тебя бы не спас от этого. Видишь. Сдесь поблема что ты рычаги не все изучи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сразу полез крамсать мир согласно майндмапу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часть ресёрча была с поверхности часть из глубины…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была единственная её рол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казать тебе вещи которые являются единым целы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 тебя уже это есть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анализируешь наколдованное через вопросник и наэтом сойдутся все твои точки на карт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07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 и каждая его часть видит во мн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хозяин я принесла тебе твои кусочк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аколдованное пропустишь через ресёрч и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просн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щё и по порядку тогда б цены тебе не было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10"/>
        <table:table-column table:style-name="co1" table:number-columns-repeated="1023" table:default-cell-style-name="ce10"/>
        <table:table-row table:style-name="ro2">
          <table:table-cell table:style-name="ce16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office:value-type="string" calcext:value-type="string">
            <text:p>первое что бросилось в глаза что вон там есть рассчёска, а эта бумажка вся в шер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я хочу взять ту щётку и её почист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я понимаю что она так порвана что её уже не спаст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чу её в рамку поста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 то что она мне скзаала “хозяин я принесла тебе твои части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чется do my best чтобы её разгладить утюг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даже знаю откуда она (обёртка от роз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о это её не спасёт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на слишком порвана. И вся в волосах. Прилипших к ней от моих майндмапов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её ассоциациативные связи. Молодец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 она любила меня. Вот так вот уродливо. Но любила. Всей душой. Точней тем что от её души осталос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я мудак. Хотя нет. Я хотел… я хотел вклеить эти кусочки ей обратно. Они придавали ей смысл приходить ко мне. И я думал они части её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ты просто не учился от тех кого наколдовал. Это решилось. Ты удивишься сколько тебе прийдёт добра и богатств от этог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ью ейдж религи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брав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всё. Пропускай наколдованное через вопросник. Это и есть твой отве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что это за части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вои руки и ноги. Способность перемещаться и менять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неси их в дневник .не делай сейчас. Тут мног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что с этой порванной дел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хочешь чисти её. Но природа клея такова что волосы снова приклеятся. Чистка ничего не даст в длительной перспективе. Просто отныне она чувиха к которой липнут волосы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за то что ты её создал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бе нужна такая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у и всё. Что тебе ещё нужн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тереть клей. С неё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 смысле оторва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без отрыва желательн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тогда помой её. Своей спермой. Она её отмое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о я не хочу её ебать пока она с волосам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ка к ней липнут волосы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ласть почувствовал д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устраиваешь ей пытки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еби её несмотря на волосы которые к ней липнут. Она стала менять мир к лучшему. Они мотивируют её идти к тебе равно как тебя мотивируют работать твои … волосы.. в виде её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г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толкание действует на всех. По этому не надо устраивать тут. Истерик. Поверь скажи ты ей “давай я тебя умою своей спермой” она бы приехала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опросник решил всё. И ресёрч колдовства. Ресёрч колдовства обьясняет. Она увидела вещи которые дали ей повод делать мир лучшею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 и отлично. Ври что ты этих волос не видишь если они тебя муляют. Или изучай их. Они её проблема. Не твоя. Короче. Ты их создавал этим методом. И толкал их этим методом к себе. Тут вс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тодом наталкивания их на обучающие грабли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ы понял. Мы поняли что ты верно работаешь. Можешь выбрасывать.</text:p>
          </table:table-cell>
          <table:table-cell table:number-columns-repeated="1023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сделать чтоб оно увидело во мне и всех моих частях себ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мыть спермой. Ты сказал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оследнее что мы не обсудили это необходимость её разглад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утюг испорчу её волосами и клее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и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аверно надо ебать такую как есть. Мятую. Чтоб клей отмок. А только тогда гладить и всё остально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раво. Наконец-т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ука ну доходит до тебя. 10 лет додумывалс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просто не делал вопросник. Это единственное почему ты её потеря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ерапевтический вопросник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дай мне её ещё раз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. чувак. Ответ ты получил. Майндмаы. Что тебе ещё сказать?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7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лосы хотят быть главнее мен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и? Единственное чего ты не сделал это вопросник самоанализа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3">
          <table:table-cell table:style-name="ce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2" table:number-columns-repeated="255"/>
          <table:table-cell table:number-columns-repeated="768"/>
        </table:table-row>
        <table:table-row table:style-name="ro4">
          <table:table-cell table:style-name="ce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не могли понять почему она становится ещё лучш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почему её тянет к тебе вместе с ни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ты… ты … ты создал и её и этот клей притягивавший их к не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идели её короче.. и ты тож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вообе. Ты хотел фазу майндмап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0"/>
        <table:table-column table:style-name="co1" table:number-columns-repeated="1023" table:default-cell-style-name="ce10"/>
        <table:table-row table:style-name="ro5">
          <table:table-cell table:style-name="ce14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 такую высокую дылду-вешалку. С сиськами. Которая даёт. Их ограниченные мозги не могут её понят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ты её создал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раз их мозги не могут понять то что ты колдуешь – куда им понять теб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осто пропускай через <text:s/>ресёрч всё что наколдовал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спермотоксикозы сливаю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мывают спермой вместо теб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как по мне- подготваливают для тебя почву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мог выебать е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ри раза. Миниму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тогда уже разглаживать её складк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делать… оценить ущерб ближ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ежде чем лечить ей мозг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инять что что-то из этого ущербом не являлось (в частности клей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что клей создал т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чней ты изменил её так что у неё появился кле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. Вот теперь ты понял куда идёт суть. Ты её изменил. Так что она начала притягивать волосы. И нести тебе твои час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думаю что ты даже сам того не зная включил паническую атаку чтоб удовлетворить свои нужд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а послушалась потому что ты ей чётко обьяснил что и как дела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просто не учёл что у неё возникнет окружение волос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еперь она для меня ползущий к моему члену на карачках клоп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вот имен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взял её. Не она меня ебала. Я сам ей “понравился”. Активно потратил свои силы чтоб уколоть в нужные ран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апомнить о них и показать что могу их вылечи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её созда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а теперь она небось сама их вылечила. Или забила на них и они заросли как попало. Не знаю.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могу погладить области без кле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могу вообще не глад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49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 вот всё это. Детальный мой анализ моего отношения к Ол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… это решилос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всю жизнь баб раскручиваю на решение моих проблем…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ичего нового я не придума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просто думал что она тащит в мою жизнь проблемы. С этими волосами 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наебалово. Что она уйдёт к ним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думаю можно закрывать а бумажку выкидывать. Круг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колду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целостност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живление ран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з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етств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дежд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нания как жить имея всё что хочешь или хотя бы побеждать свои страх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амапинг изучи и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7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есть. Этот вопросник. Он всё реши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до отдельно рассмотреть: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пособность передвигать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пособность преобразовыв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 любом порядк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может даже в музей эту вещь д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так хоть отобью вложенные деньги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1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2" office:value-type="string" calcext:value-type="string">
            <text:p>Пока что я тут ничего писать не буду потому что время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 этому не знаю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2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2:15:36.516139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</meta:editing-cycles>
    <meta:editing-duration>PT55M24S</meta:editing-duration>
    <meta:generator>LibreOffice/6.0.7.3$Linux_X86_64 LibreOffice_project/00m0$Build-3</meta:generator>
    <dc:title>Стандартный Вопросник</dc:title>
    <meta:creation-date>2020-04-20T12:15:41.776081489</meta:creation-date>
    <dc:date>2020-04-20T13:11:11.112362967</dc:date>
    <meta:document-statistic meta:table-count="37" meta:cell-count="298" meta:object-count="0"/>
    <meta:template xlink:type="simple" xlink:actuate="onRequest" xlink:title="Стандартный Вопросник" xlink:href="../../../../../Templates/Стандартный%20Вопросник.ots" meta:date="2020-04-20T12:15:37.971837539"/>
  </office:meta>
</office:document-meta>
</file>